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2.16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15%" fo:orphans="0" fo:widows="0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line-height="100%" fo:orphans="0" fo:widows="0"/>
    </style:style>
    <style:style style:name="P5" style:family="paragraph" style:parent-style-name="Standard">
      <style:paragraph-properties fo:line-height="100%"/>
      <style:text-properties style:font-name="Calibri" fo:font-size="12pt" style:font-name-asian="Calibri1" style:font-size-asian="12pt" style:font-name-complex="Calibri1" style:font-size-complex="12pt"/>
    </style:style>
    <style:style style:name="P6" style:family="paragraph" style:parent-style-name="Standard">
      <style:paragraph-properties fo:line-height="115%" fo:orphans="0" fo:widows="0"/>
      <style:text-properties style:font-name="Cambria" style:font-name-asian="Cambria1" style:font-name-complex="Cambria1"/>
    </style:style>
    <style:style style:name="P7" style:family="paragraph" style:parent-style-name="Standard">
      <style:paragraph-properties fo:line-height="100%" fo:orphans="0" fo:widows="0"/>
      <style:text-properties style:font-name="Cambria" style:font-name-asian="Cambria1" style:font-name-complex="Cambria1"/>
    </style:style>
    <style:style style:name="P8" style:family="paragraph" style:parent-style-name="Standard">
      <style:paragraph-properties fo:line-height="100%" fo:orphans="0" fo:widows="0"/>
      <style:text-properties style:font-name="Consolas" fo:font-size="9.5pt" style:font-name-asian="Consolas1" style:font-size-asian="9.5pt" style:font-name-complex="Consolas1" style:font-size-complex="9.5pt"/>
    </style:style>
    <style:style style:name="P9" style:family="paragraph" style:parent-style-name="Standard" style:list-style-name="WWNum4">
      <style:paragraph-properties fo:margin-left="0.5in" fo:margin-right="0in" fo:line-height="100%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line-height="100%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line-height="115%" fo:orphans="0" fo:widows="0" fo:text-indent="-0.25in" style:auto-text-indent="false"/>
    </style:style>
    <style:style style:name="P13" style:family="paragraph" style:parent-style-name="Standard">
      <style:paragraph-properties fo:margin-left="0.25in" fo:margin-right="0in" fo:line-height="100%" fo:text-indent="0in" style:auto-text-indent="false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alibri" fo:font-size="12pt" style:font-name-asian="Calibri1" style:font-size-asian="12pt" style:font-name-complex="Calibri1" style:font-size-complex="12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Cambria" style:font-name-asian="Cambria1" style:font-name-complex="Cambria1"/>
    </style:style>
    <style:style style:name="P17" style:family="paragraph" style:parent-style-name="Standard">
      <style:paragraph-properties fo:margin-left="0.5in" fo:margin-right="0in" fo:line-height="115%" fo:orphans="0" fo:widows="0" fo:text-indent="0in" style:auto-text-indent="false"/>
      <style:text-properties style:font-name="Cambria" style:font-name-asian="Cambria1" style:font-name-complex="Cambria1"/>
    </style:style>
    <style:style style:name="P18" style:family="paragraph" style:parent-style-name="Standard" style:master-page-name="Standard">
      <style:paragraph-properties fo:text-align="center" style:justify-single-word="false" style:page-number="1"/>
    </style:style>
    <style:style style:name="P19" style:family="paragraph" style:parent-style-name="Heading_20_2">
      <style:paragraph-properties fo:line-height="100%"/>
    </style:style>
    <style:style style:name="P20" style:family="paragraph" style:parent-style-name="Heading_20_2">
      <style:paragraph-properties fo:margin-top="0.139in" fo:margin-bottom="0in" loext:contextual-spacing="false" fo:line-height="100%" fo:keep-together="auto" fo:keep-with-next="auto"/>
    </style:style>
    <style:style style:name="P21" style:family="paragraph" style:parent-style-name="Heading_20_2">
      <style:paragraph-properties fo:margin-top="0in" fo:margin-bottom="0.0835in" loext:contextual-spacing="false" fo:line-height="100%"/>
    </style:style>
    <style:style style:name="T1" style:family="text">
      <style:text-properties style:font-name="Cambria" fo:font-size="18pt" style:font-name-asian="Cambria1" style:font-size-asian="18pt" style:font-name-complex="Cambria1" style:font-size-complex="18pt"/>
    </style:style>
    <style:style style:name="T2" style:family="text">
      <style:text-properties style:font-name="Cambria" style:font-name-asian="Cambria1" style:font-name-complex="Cambria1"/>
    </style:style>
    <style:style style:name="T3" style:family="text">
      <style:text-properties style:font-name="Cambria" fo:font-weight="bold" style:font-name-asian="Cambria1" style:font-weight-asian="bold" style:font-name-complex="Cambria1"/>
    </style:style>
    <style:style style:name="T4" style:family="text">
      <style:text-properties style:font-name="Cambria" fo:font-size="16pt" style:font-name-asian="Cambria1" style:font-size-asian="16pt" style:font-name-complex="Cambria1" style:font-size-complex="16pt"/>
    </style:style>
    <style:style style:name="T5" style:family="text">
      <style:text-properties style:font-name="Cambria" fo:font-style="italic" style:font-name-asian="Cambria1" style:font-style-asian="italic" style:font-name-complex="Cambria1"/>
    </style:style>
    <style:style style:name="T6" style:family="text">
      <style:text-properties style:font-name="Cambria" style:text-underline-style="none" style:font-name-asian="Cambria1" style:font-name-complex="Cambria1"/>
    </style:style>
    <style:style style:name="T7" style:family="text">
      <style:text-properties style:font-name="Calibri" fo:font-size="12pt" style:font-name-asian="Calibri1" style:font-size-asian="12pt" style:font-name-complex="Calibri1" style:font-size-complex="12pt"/>
    </style:style>
    <style:style style:name="T8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9" style:family="text">
      <style:text-properties style:font-name="Calibri" fo:font-size="12pt" fo:font-style="italic" style:font-name-asian="Calibri1" style:font-size-asian="12pt" style:font-style-asian="italic" style:font-name-complex="Calibri1" style:font-size-complex="12pt"/>
    </style:style>
    <style:style style:name="T10" style:family="text">
      <style:text-properties style:font-name="Calibri" fo:font-size="12pt" style:text-underline-style="none" style:font-name-asian="Calibri1" style:font-size-asian="12pt" style:font-name-complex="Calibri1" style:font-size-complex="12pt"/>
    </style:style>
    <style:style style:name="T11" style:family="text">
      <style:text-properties fo:color="#1155cc" style:font-name="Calibri" fo:font-size="12pt" style:text-underline-style="solid" style:text-underline-width="auto" style:text-underline-color="font-color" style:font-name-asian="Calibri1" style:font-size-asian="12pt" style:font-name-complex="Calibri1" style:font-size-complex="12pt"/>
    </style:style>
    <style:style style:name="T12" style:family="text">
      <style:text-properties fo:color="#1155cc" style:font-name="Cambria" style:text-underline-style="solid" style:text-underline-width="auto" style:text-underline-color="font-color" style:font-name-asian="Cambria1" style:font-name-complex="Cambria1"/>
    </style:style>
    <style:style style:name="T13" style:family="text">
      <style:text-properties style:font-name="Courier New" fo:font-weight="bold" style:font-name-asian="Courier New1" style:font-weight-asian="bold" style:font-name-complex="Courier New1"/>
    </style:style>
    <style:style style:name="T14" style:family="text">
      <style:text-properties style:font-name="Consolas" fo:font-size="9.5pt" style:font-name-asian="Consolas1" style:font-size-asian="9.5pt" style:font-name-complex="Consolas1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CPSC 131 Homework 4</text:span></text:p>
      <text:p text:style-name="P1"><text:span text:style-name="T2"><text:s/></text:span></text:p>
      <text:p text:style-name="Standard"><text:span text:style-name="T3">Deadline:</text:span><text:span text:style-name="T2"> <text:s text:c="7"/>Wednesday, Feb 27 (MoWe sections), Thursday, Feb 28 (TuTh sections)</text:span></text:p>
      <text:p text:style-name="Standard"><text:span text:style-name="T2">Turn in your submission as hard copy in class. Do not upload on TITANium.</text:span></text:p>
      <text:p text:style-name="P20"><text:bookmark text:name="_k8nobjjkz306"/><text:span text:style-name="T2">#1 </text:span></text:p>
      <text:p text:style-name="P3"><text:span text:style-name="T7">(a) Draw a sketch of the singly-linked list </text:span><text:span text:style-name="T8">after each step</text:span><text:span text:style-name="T7"> of the following sequence.</text:span></text:p>
      <text:list xml:id="list983771038" text:style-name="WWNum4">
        <text:list-item>
          <text:p text:style-name="P9"><text:span text:style-name="T7">Append (“Red”)</text:span></text:p>
        </text:list-item>
        <text:list-item>
          <text:p text:style-name="P9"><text:span text:style-name="T7">Append (“Green”)</text:span></text:p>
        </text:list-item>
        <text:list-item>
          <text:p text:style-name="P9"><text:span text:style-name="T7">Prepend (“Blue”)</text:span></text:p>
        </text:list-item>
      </text:list>
      <text:p text:style-name="P13"><text:span text:style-name="T7">The sketches should show all pointers involved.</text:span></text:p>
      <text:p text:style-name="P5"/>
      <text:p text:style-name="P3"><text:span text:style-name="T7">(b) Write two short C++ main functions that each create the above linked list (</text:span><text:span text:style-name="T9">Hint: each main() will be 4 lines of code</text:span><text:span text:style-name="T7">). </text:span></text:p>
      <text:list xml:id="list3721646302" text:style-name="WWNum1">
        <text:list-item>
          <text:p text:style-name="P10"><text:span text:style-name="T7">The first main function should use the SinglyLinkedList class defined in: </text:span><text:a xlink:type="simple" xlink:href="https://github.com/CSUF-CPSC-131-Spring2019/Data-Structures-Code/blob/master/SinglyLinkedList.hpp" text:style-name="ListLabel_20_37" text:visited-style-name="ListLabel_20_37"><text:span text:style-name="T11">https://github.com/CSUF-CPSC-131-Spring2019/Data-Structures-Code/blob/master/SinglyLinkedList.hpp</text:span></text:a></text:p>
        </text:list-item>
        <text:list-item>
          <text:p text:style-name="P10"><text:span text:style-name="T7">The second main function should use the C++ Standard Library’s singly linked list: std::forward_list</text:span></text:p>
        </text:list-item>
      </text:list>
      <text:p text:style-name="P5"><text:bookmark text:name="_gjdgxs"/></text:p>
      <text:p text:style-name="P5"><text:bookmark text:name="_vtpi06wgycij"/></text:p>
      <text:p text:style-name="P3"><text:bookmark text:name="_q2j2eflwg8b1"/><text:span text:style-name="T4">#2</text:span></text:p>
      <text:p text:style-name="P3"><text:bookmark text:name="_dzx1wpbeev85"/><text:span text:style-name="T7">Complete the following table comparing the big-O complexity of class FixedVector and class SinglyLinkedList (both defined in </text:span><text:a xlink:type="simple" xlink:href="https://github.com/CSUF-CPSC-131-Spring2019/Data-Structures-Code" text:style-name="ListLabel_20_37" text:visited-style-name="ListLabel_20_37"><text:span text:style-name="T11">https://github.com/CSUF-CPSC-131-Spring2019/Data-Structures-Code</text:span></text:a><text:span text:style-name="T7">). </text:span><text:span text:style-name="T9">n</text:span><text:span text:style-name="T7"> refers to the number of elements in the data structure.</text:span></text:p>
      <text:p text:style-name="P5"><text:bookmark text:name="_uknhjcuustw1"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5"><text:span text:style-name="T7">FixedVector</text:span></text:p>
          </table:table-cell>
          <table:table-cell table:style-name="Table1.A1" office:value-type="string">
            <text:p text:style-name="P15"><text:span text:style-name="T7">SinglyLinkedList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8">Insert at back</text:span><text:span text:style-name="T7"> FixedVector::push_back() vs. SinglyLinkedList::append()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><text:span text:style-name="T8">Insert</text:span></text:p>
            <text:p text:style-name="P4"><text:span text:style-name="T7">FixedVector::insert() vs. SinglyLinkedList::insertAfter()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><text:span text:style-name="T8">Copy constructor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P5"><text:bookmark text:name="_ua6hbqfrrzrl"/></text:p>
      <text:p text:style-name="P5"><text:bookmark text:name="_nr1q3ipnauy0"/></text:p>
      <text:p text:style-name="P19"><text:bookmark text:name="_xtrpxiaft45o"/><text:soft-page-break/><text:span text:style-name="T2">#3</text:span></text:p>
      <text:p text:style-name="Standard"><text:span text:style-name="T7">Method (member function) SinglyLinkedList::insertAfter(), defined in: </text:span><text:a xlink:type="simple" xlink:href="https://github.com/CSUF-CPSC-131-Spring2019/Data-Structures-Code/blob/master/SinglyLinkedList.hpp" text:style-name="ListLabel_20_37" text:visited-style-name="ListLabel_20_37"><text:span text:style-name="T11">https://github.com/CSUF-CPSC-131-Spring2019/Data-Structures-Code/blob/master/SinglyLinkedList.hpp</text:span></text:a><text:span text:style-name="T2">, takes two parameters: a pointer (curNode) and a value (newData). </text:span></text:p>
      <text:list xml:id="list748226532" text:style-name="WWNum3">
        <text:list-item>
          <text:p text:style-name="P11"><text:span text:style-name="T2">What does the method do if curNode == nullptr but head is not null? (</text:span><text:span text:style-name="T5">Answer in 1-2 sentences. Be specific: refer to specific lines in the code as necessary.</text:span><text:span text:style-name="T2">)</text:span></text:p>
        </text:list-item>
      </text:list>
      <text:p text:style-name="P16"/>
      <text:list xml:id="list224054697568041" text:continue-numbering="true" text:style-name="WWNum3">
        <text:list-item>
          <text:p text:style-name="P11"><text:span text:style-name="T2">Modify the method such that when curNode == nullptr, the function will insert the value (newData) at the front of the linked list. Write the modified method.<text:line-break/></text:span></text:p>
        </text:list-item>
      </text:list>
      <text:p text:style-name="P21"><text:bookmark text:name="_kg4qo2lcssi6"/><text:span text:style-name="T2">#4</text:span></text:p>
      <text:p text:style-name="P2"><text:span text:style-name="T2">Add a new method, </text:span><text:span text:style-name="T13">find</text:span><text:span text:style-name="T2">, to class SinglyLinkedList (defined </text:span><text:a xlink:type="simple" xlink:href="https://github.com/CSUF-CPSC-131-Spring2019/Data-Structures-Code/blob/master/SinglyLinkedList.hpp" text:style-name="ListLabel_20_38" text:visited-style-name="ListLabel_20_38"><text:span text:style-name="T12">here</text:span></text:a><text:span text:style-name="T2">) that takes as input a “data” value and returns a pointer to a node. If the input data is present in the linked list, the returned pointer should point to that node; if not, the returned pointer is nullptr.</text:span></text:p>
      <text:list xml:id="list1553841091" text:style-name="WWNum2">
        <text:list-item>
          <text:p text:style-name="P12"><text:span text:style-name="T2">Write the (single line) method declaration/specification.</text:span></text:p>
        </text:list-item>
      </text:list>
      <text:p text:style-name="P17"/>
      <text:list xml:id="list224053201522895" text:continue-numbering="true" text:style-name="WWNum2">
        <text:list-item>
          <text:p text:style-name="P12"><text:span text:style-name="T2">Write the method definition/implementation.</text:span></text:p>
        </text:list-item>
      </text:list>
      <text:p text:style-name="P7"/>
      <text:p text:style-name="P2"><text:span text:style-name="T2">Test by running the main() function below and capture the console screen output, by attaching it as an captured image (use CTRL+PrtSc) or printed out as a file.</text:span></text:p>
      <text:p text:style-name="P6"/>
      <text:p text:style-name="P4"><text:span text:style-name="T14">#include &lt;iostream&gt;</text:span></text:p>
      <text:p text:style-name="P4"><text:span text:style-name="T14">#include "SinglyLinkedList.hpp"</text:span></text:p>
      <text:p text:style-name="P8"/>
      <text:p text:style-name="P4"><text:span text:style-name="T14">using std::cout;</text:span></text:p>
      <text:p text:style-name="P4"><text:span text:style-name="T14">using std::endl;</text:span></text:p>
      <text:p text:style-name="P8"/>
      <text:p text:style-name="P4"><text:span text:style-name="T14">int main() {</text:span></text:p>
      <text:p text:style-name="P4"><text:span text:style-name="T14"><text:s text:c="2"/>SinglyLinkedList&lt;int&gt; ds;</text:span></text:p>
      <text:p text:style-name="P4"><text:span text:style-name="T14"><text:s text:c="2"/>for (int i=10; i&lt;20; i++)</text:span></text:p>
      <text:p text:style-name="P4"><text:span text:style-name="T14"><text:s text:c="4"/>ds.append(i);</text:span></text:p>
      <text:p text:style-name="P8"/>
      <text:p text:style-name="P4"><text:span text:style-name="T14"><text:s text:c="2"/>Node&lt;int&gt; *ptr = ds.find(15);</text:span></text:p>
      <text:p text:style-name="P4"><text:span text:style-name="T14"><text:s text:c="2"/>if (ptr != nullptr)</text:span></text:p>
      <text:p text:style-name="P4"><text:soft-page-break/><text:span text:style-name="T14"><text:s text:c="4"/>cout &lt;&lt; "Found: " &lt;&lt; ptr-&gt;data &lt;&lt; " matches " &lt;&lt; 15 &lt;&lt; endl;</text:span></text:p>
      <text:p text:style-name="P4"><text:span text:style-name="T14"><text:s text:c="2"/>else</text:span></text:p>
      <text:p text:style-name="P4"><text:span text:style-name="T14"><text:s text:c="4"/>cout &lt;&lt; "15 not found" &lt;&lt; endl;</text:span></text:p>
      <text:p text:style-name="P8"/>
      <text:p text:style-name="P4"><text:span text:style-name="T14"><text:s text:c="2"/>ptr = ds.find(30);</text:span></text:p>
      <text:p text:style-name="P4"><text:span text:style-name="T14"><text:s text:c="2"/>if (ptr != nullptr)</text:span></text:p>
      <text:p text:style-name="P4"><text:span text:style-name="T14"><text:s text:c="4"/>cout &lt;&lt; "Found: " &lt;&lt; ptr-&gt;data &lt;&lt; " matches " &lt;&lt; 30 &lt;&lt; endl;</text:span></text:p>
      <text:p text:style-name="P4"><text:span text:style-name="T14"><text:s text:c="2"/>else</text:span></text:p>
      <text:p text:style-name="P4"><text:span text:style-name="T14"><text:s text:c="4"/>cout &lt;&lt; "30 not found" &lt;&lt; endl;</text:span></text:p>
      <text:p text:style-name="P8"/>
      <text:p text:style-name="P4"><text:span text:style-name="T14"><text:s text:c="2"/>return 0;</text:span></text:p>
      <text:p text:style-name="P4"><text:span text:style-name="T14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mbria" fo:font-family="Cambria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mbria" fo:font-family="Cambria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Calibri" fo:font-family="Calibri" style:font-family-generic="roman" style:font-pitch="variable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8" style:display-name="ListLabel 38" style:family="text">
      <style:text-properties fo:color="#1155cc" style:font-name="Cambria" fo:font-family="Cambria" style:font-family-generic="roman" style:font-pitch="variable" style:text-underline-style="solid" style:text-underline-width="auto" style:text-underline-color="font-color" style:font-name-asian="Cambria1" style:font-family-asian="Cambria" style:font-family-generic-asian="system" style:font-pitch-asian="variable" style:font-name-complex="Cambria1" style:font-family-complex="Cambria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0" meta:word-count="403" meta:character-count="2760" meta:non-whitespace-character-count="2365"/>
    <meta:generator>LibreOfficeDev/6.0.5.2$Linux_X86_64 LibreOffice_project/</meta:generator>
  </office:meta>
</office:document-meta>
</file>